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花蓮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花蓮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花蓮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6580" calcext:value-type="float">
            <text:p>36,58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106" calcext:value-type="float">
            <text:p>3,106</text:p>
          </table:table-cell>
          <table:table-cell table:style-name="ce3" office:value-type="float" office:value="90090" calcext:value-type="float">
            <text:p>90,09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3383" calcext:value-type="float">
            <text:p>33,38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0569" calcext:value-type="float">
            <text:p>170,569</text:p>
          </table:table-cell>
          <table:table-cell table:style-name="ce3" office:value-type="float" office:value="5257" calcext:value-type="float">
            <text:p>5,257</text:p>
          </table:table-cell>
          <table:table-cell table:style-name="ce3" office:value-type="float" office:value="175826" calcext:value-type="float">
            <text:p>175,8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5846" calcext:value-type="float">
            <text:p>175,846</text:p>
          </table:table-cell>
          <table:table-cell table:style-name="ce3" office:value-type="float" office:value="92120" calcext:value-type="float">
            <text:p>92,120</text:p>
          </table:table-cell>
          <table:table-cell table:style-name="ce3" office:value-type="float" office:value="267966" calcext:value-type="float">
            <text:p>267,966</text:p>
          </table:table-cell>
          <table:table-cell table:style-name="ce4" office:value-type="string" calcext:value-type="string">
            <text:p>65.6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花蓮市</text:p>
          </table:table-cell>
          <table:table-cell table:style-name="ce2"/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2778" calcext:value-type="float">
            <text:p>12,77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26506" calcext:value-type="float">
            <text:p>26,50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1797" calcext:value-type="float">
            <text:p>11,79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4507" calcext:value-type="float">
            <text:p>54,507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55654" calcext:value-type="float">
            <text:p>55,6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57" calcext:value-type="float">
            <text:p>55,657</text:p>
          </table:table-cell>
          <table:table-cell table:style-name="ce3" office:value-type="float" office:value="25190" calcext:value-type="float">
            <text:p>25,190</text:p>
          </table:table-cell>
          <table:table-cell table:style-name="ce3" office:value-type="float" office:value="80847" calcext:value-type="float">
            <text:p>80,847</text:p>
          </table:table-cell>
          <table:table-cell table:style-name="ce4" office:value-type="string" calcext:value-type="string">
            <text:p>68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431" calcext:value-type="float">
            <text:p>1,431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勤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876" calcext:value-type="float">
            <text:p>2,876</text:p>
          </table:table-cell>
          <table:table-cell table:style-name="ce4" office:value-type="string" calcext:value-type="string">
            <text:p>70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900" calcext:value-type="float">
            <text:p>1,900</text:p>
          </table:table-cell>
          <table:table-cell table:style-name="ce4" office:value-type="string" calcext:value-type="string">
            <text:p>66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心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66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977" calcext:value-type="float">
            <text:p>2,977</text:p>
          </table:table-cell>
          <table:table-cell table:style-name="ce4" office:value-type="string" calcext:value-type="string">
            <text:p>69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孝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233" calcext:value-type="float">
            <text:p>3,233</text:p>
          </table:table-cell>
          <table:table-cell table:style-name="ce4" office:value-type="string" calcext:value-type="string">
            <text:p>69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運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938" calcext:value-type="float">
            <text:p>1,938</text:p>
          </table:table-cell>
          <table:table-cell table:style-name="ce4" office:value-type="string" calcext:value-type="string">
            <text:p>68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51" calcext:value-type="float">
            <text:p>1,251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46" calcext:value-type="float">
            <text:p>2,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6" calcext:value-type="float">
            <text:p>2,546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575" calcext:value-type="float">
            <text:p>3,575</text:p>
          </table:table-cell>
          <table:table-cell table:style-name="ce4" office:value-type="string" calcext:value-type="string">
            <text:p>71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立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537" calcext:value-type="float">
            <text:p>1,537</text:p>
          </table:table-cell>
          <table:table-cell table:style-name="ce4" office:value-type="string" calcext:value-type="string">
            <text:p>63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樂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11" calcext:value-type="float">
            <text:p>611</text:p>
          </table:table-cell>
          <table:table-cell table:style-name="ce4" office:value-type="string" calcext:value-type="string">
            <text:p>69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69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主里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5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69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67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string" calcext:value-type="string">
            <text:p>70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商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74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勤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36" calcext:value-type="float">
            <text:p>736</text:p>
          </table:table-cell>
          <table:table-cell table:style-name="ce4" office:value-type="string" calcext:value-type="string">
            <text:p>68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工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75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信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73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29" calcext:value-type="float">
            <text:p>429</text:p>
          </table:table-cell>
          <table:table-cell table:style-name="ce4" office:value-type="string" calcext:value-type="string">
            <text:p>72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睦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67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66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和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768" calcext:value-type="float">
            <text:p>2,768</text:p>
          </table:table-cell>
          <table:table-cell table:style-name="ce4" office:value-type="string" calcext:value-type="string">
            <text:p>67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學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788" calcext:value-type="float">
            <text:p>1,788</text:p>
          </table:table-cell>
          <table:table-cell table:style-name="ce4" office:value-type="string" calcext:value-type="string">
            <text:p>69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農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97" calcext:value-type="float">
            <text:p>1,09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25" calcext:value-type="float">
            <text:p>2,32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361" calcext:value-type="float">
            <text:p>3,361</text:p>
          </table:table-cell>
          <table:table-cell table:style-name="ce4" office:value-type="string" calcext:value-type="string">
            <text:p>70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安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314" calcext:value-type="float">
            <text:p>2,314</text:p>
          </table:table-cell>
          <table:table-cell table:style-name="ce4" office:value-type="string" calcext:value-type="string">
            <text:p>67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權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53" calcext:value-type="float">
            <text:p>3,45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28" calcext:value-type="float">
            <text:p>3,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8" calcext:value-type="float">
            <text:p>3,528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5006" calcext:value-type="float">
            <text:p>5,006</text:p>
          </table:table-cell>
          <table:table-cell table:style-name="ce4" office:value-type="string" calcext:value-type="string">
            <text:p>70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主力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459" calcext:value-type="float">
            <text:p>2,459</text:p>
          </table:table-cell>
          <table:table-cell table:style-name="ce4" office:value-type="string" calcext:value-type="string">
            <text:p>70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風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9" calcext:value-type="float">
            <text:p>2,109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984" calcext:value-type="float">
            <text:p>2,984</text:p>
          </table:table-cell>
          <table:table-cell table:style-name="ce4" office:value-type="string" calcext:value-type="string">
            <text:p>70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威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641" calcext:value-type="float">
            <text:p>1,641</text:p>
          </table:table-cell>
          <table:table-cell table:style-name="ce4" office:value-type="string" calcext:value-type="string">
            <text:p>55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治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8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74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39" calcext:value-type="float">
            <text:p>1,139</text:p>
          </table:table-cell>
          <table:table-cell table:style-name="ce4" office:value-type="string" calcext:value-type="string">
            <text:p>65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防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0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053" calcext:value-type="float">
            <text:p>2,053</text:p>
          </table:table-cell>
          <table:table-cell table:style-name="ce4" office:value-type="string" calcext:value-type="string">
            <text:p>71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魂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29" calcext:value-type="float">
            <text:p>52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752" calcext:value-type="float">
            <text:p>1,752</text:p>
          </table:table-cell>
          <table:table-cell table:style-name="ce4" office:value-type="string" calcext:value-type="string">
            <text:p>70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聯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839" calcext:value-type="float">
            <text:p>1,8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716" calcext:value-type="float">
            <text:p>2,716</text:p>
          </table:table-cell>
          <table:table-cell table:style-name="ce4" office:value-type="string" calcext:value-type="string">
            <text:p>68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盛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01" calcext:value-type="float">
            <text:p>1,10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3592" calcext:value-type="float">
            <text:p>3,592</text:p>
          </table:table-cell>
          <table:table-cell table:style-name="ce4" office:value-type="string" calcext:value-type="string">
            <text:p>63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強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771" calcext:value-type="float">
            <text:p>1,771</text:p>
          </table:table-cell>
          <table:table-cell table:style-name="ce4" office:value-type="string" calcext:value-type="string">
            <text:p>69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300" calcext:value-type="float">
            <text:p>3,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01" calcext:value-type="float">
            <text:p>3,301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4713" calcext:value-type="float">
            <text:p>4,713</text:p>
          </table:table-cell>
          <table:table-cell table:style-name="ce4" office:value-type="string" calcext:value-type="string">
            <text:p>70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裕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864" calcext:value-type="float">
            <text:p>2,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4" calcext:value-type="float">
            <text:p>2,864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4141" calcext:value-type="float">
            <text:p>4,141</text:p>
          </table:table-cell>
          <table:table-cell table:style-name="ce4" office:value-type="string" calcext:value-type="string">
            <text:p>69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慶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71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興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4175" calcext:value-type="float">
            <text:p>4,175</text:p>
          </table:table-cell>
          <table:table-cell table:style-name="ce4" office:value-type="string" calcext:value-type="string">
            <text:p>69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福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409" calcext:value-type="float">
            <text:p>1,409</text:p>
          </table:table-cell>
          <table:table-cell table:style-name="ce4" office:value-type="string" calcext:value-type="string">
            <text:p>61.3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新城鄉</text:p>
          </table:table-cell>
          <table:table-cell table:style-name="ce2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684" calcext:value-type="float">
            <text:p>5,68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27" calcext:value-type="float">
            <text:p>2,4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006" calcext:value-type="float">
            <text:p>11,00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1374" calcext:value-type="float">
            <text:p>11,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75" calcext:value-type="float">
            <text:p>11,375</text:p>
          </table:table-cell>
          <table:table-cell table:style-name="ce3" office:value-type="float" office:value="5899" calcext:value-type="float">
            <text:p>5,899</text:p>
          </table:table-cell>
          <table:table-cell table:style-name="ce3" office:value-type="float" office:value="17274" calcext:value-type="float">
            <text:p>17,274</text:p>
          </table:table-cell>
          <table:table-cell table:style-name="ce4" office:value-type="string" calcext:value-type="string">
            <text:p>65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69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順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65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康樂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307" calcext:value-type="float">
            <text:p>2,307</text:p>
          </table:table-cell>
          <table:table-cell table:style-name="ce4" office:value-type="string" calcext:value-type="string">
            <text:p>65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漢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434" calcext:value-type="float">
            <text:p>2,434</text:p>
          </table:table-cell>
          <table:table-cell table:style-name="ce4" office:value-type="string" calcext:value-type="string">
            <text:p>65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秀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66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66" calcext:value-type="float">
            <text:p>96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092" calcext:value-type="float">
            <text:p>3,092</text:p>
          </table:table-cell>
          <table:table-cell table:style-name="ce4" office:value-type="string" calcext:value-type="string">
            <text:p>64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69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里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14" calcext:value-type="float">
            <text:p>1,21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436" calcext:value-type="float">
            <text:p>2,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6" calcext:value-type="float">
            <text:p>2,436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3664" calcext:value-type="float">
            <text:p>3,664</text:p>
          </table:table-cell>
          <table:table-cell table:style-name="ce4" office:value-type="string" calcext:value-type="string">
            <text:p>66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新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61.8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秀林鄉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136" calcext:value-type="float">
            <text:p>5,13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313" calcext:value-type="float">
            <text:p>8,31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637" calcext:value-type="float">
            <text:p>8,6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46" calcext:value-type="float">
            <text:p>8,646</text:p>
          </table:table-cell>
          <table:table-cell table:style-name="ce3" office:value-type="float" office:value="4735" calcext:value-type="float">
            <text:p>4,735</text:p>
          </table:table-cell>
          <table:table-cell table:style-name="ce3" office:value-type="float" office:value="13381" calcext:value-type="float">
            <text:p>13,381</text:p>
          </table:table-cell>
          <table:table-cell table:style-name="ce4" office:value-type="string" calcext:value-type="string">
            <text:p>64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640" calcext:value-type="float">
            <text:p>1,640</text:p>
          </table:table-cell>
          <table:table-cell table:style-name="ce4" office:value-type="string" calcext:value-type="string">
            <text:p>64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德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4" calcext:value-type="float">
            <text:p>56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442" calcext:value-type="float">
            <text:p>1,442</text:p>
          </table:table-cell>
          <table:table-cell table:style-name="ce4" office:value-type="string" calcext:value-type="string">
            <text:p>59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世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916" calcext:value-type="float">
            <text:p>1,916</text:p>
          </table:table-cell>
          <table:table-cell table:style-name="ce4" office:value-type="string" calcext:value-type="string">
            <text:p>63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8" calcext:value-type="float">
            <text:p>66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839" calcext:value-type="float">
            <text:p>1,839</text:p>
          </table:table-cell>
          <table:table-cell table:style-name="ce4" office:value-type="string" calcext:value-type="string">
            <text:p>6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景美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4" calcext:value-type="float">
            <text:p>65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861" calcext:value-type="float">
            <text:p>1,861</text:p>
          </table:table-cell>
          <table:table-cell table:style-name="ce4" office:value-type="string" calcext:value-type="string">
            <text:p>64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6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1" calcext:value-type="float">
            <text:p>52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0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銅門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67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蘭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67.8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吉安鄉</text:p>
          </table:table-cell>
          <table:table-cell table:style-name="ce2"/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719" calcext:value-type="float">
            <text:p>10,71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3841" calcext:value-type="float">
            <text:p>23,84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9956" calcext:value-type="float">
            <text:p>9,95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7415" calcext:value-type="float">
            <text:p>47,415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48680" calcext:value-type="float">
            <text:p>48,6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682" calcext:value-type="float">
            <text:p>48,682</text:p>
          </table:table-cell>
          <table:table-cell table:style-name="ce3" office:value-type="float" office:value="22763" calcext:value-type="float">
            <text:p>22,763</text:p>
          </table:table-cell>
          <table:table-cell table:style-name="ce3" office:value-type="float" office:value="71445" calcext:value-type="float">
            <text:p>71,445</text:p>
          </table:table-cell>
          <table:table-cell table:style-name="ce4" office:value-type="string" calcext:value-type="string">
            <text:p>68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4208" calcext:value-type="float">
            <text:p>4,208</text:p>
          </table:table-cell>
          <table:table-cell table:style-name="ce4" office:value-type="string" calcext:value-type="string">
            <text:p>68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昌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3623" calcext:value-type="float">
            <text:p>3,623</text:p>
          </table:table-cell>
          <table:table-cell table:style-name="ce4" office:value-type="string" calcext:value-type="string">
            <text:p>64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240" calcext:value-type="float">
            <text:p>2,2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91" calcext:value-type="float">
            <text:p>4,69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810" calcext:value-type="float">
            <text:p>4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0" calcext:value-type="float">
            <text:p>4,810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6876" calcext:value-type="float">
            <text:p>6,876</text:p>
          </table:table-cell>
          <table:table-cell table:style-name="ce4" office:value-type="string" calcext:value-type="string">
            <text:p>69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安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83" calcext:value-type="float">
            <text:p>3,48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564" calcext:value-type="float">
            <text:p>3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4" calcext:value-type="float">
            <text:p>3,564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5269" calcext:value-type="float">
            <text:p>5,269</text:p>
          </table:table-cell>
          <table:table-cell table:style-name="ce4" office:value-type="string" calcext:value-type="string">
            <text:p>67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892" calcext:value-type="float">
            <text:p>2,892</text:p>
          </table:table-cell>
          <table:table-cell table:style-name="ce4" office:value-type="string" calcext:value-type="string">
            <text:p>71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66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干城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57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87" calcext:value-type="float">
            <text:p>98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68" calcext:value-type="float">
            <text:p>1,86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914" calcext:value-type="float">
            <text:p>2,914</text:p>
          </table:table-cell>
          <table:table-cell table:style-name="ce4" office:value-type="string" calcext:value-type="string">
            <text:p>65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稻香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04" calcext:value-type="float">
            <text:p>1,10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38" calcext:value-type="float">
            <text:p>2,13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136" calcext:value-type="float">
            <text:p>3,136</text:p>
          </table:table-cell>
          <table:table-cell table:style-name="ce4" office:value-type="string" calcext:value-type="string">
            <text:p>70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041" calcext:value-type="float">
            <text:p>4,041</text:p>
          </table:table-cell>
          <table:table-cell table:style-name="ce4" office:value-type="string" calcext:value-type="string">
            <text:p>69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宜昌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38" calcext:value-type="float">
            <text:p>2,63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3858" calcext:value-type="float">
            <text:p>3,858</text:p>
          </table:table-cell>
          <table:table-cell table:style-name="ce4" office:value-type="string" calcext:value-type="string">
            <text:p>69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昌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88" calcext:value-type="float">
            <text:p>4,78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876" calcext:value-type="float">
            <text:p>4,8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77" calcext:value-type="float">
            <text:p>4,877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6926" calcext:value-type="float">
            <text:p>6,926</text:p>
          </table:table-cell>
          <table:table-cell table:style-name="ce4" office:value-type="string" calcext:value-type="string">
            <text:p>70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勝安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94" calcext:value-type="float">
            <text:p>3,49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558" calcext:value-type="float">
            <text:p>3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8" calcext:value-type="float">
            <text:p>3,558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4956" calcext:value-type="float">
            <text:p>4,956</text:p>
          </table:table-cell>
          <table:table-cell table:style-name="ce4" office:value-type="string" calcext:value-type="string">
            <text:p>71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29" calcext:value-type="float">
            <text:p>3,82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99" calcext:value-type="float">
            <text:p>3,8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0" calcext:value-type="float">
            <text:p>3,900</text:p>
          </table:table-cell>
          <table:table-cell table:style-name="ce3" office:value-type="float" office:value="1975" calcext:value-type="float">
            <text:p>1,975</text:p>
          </table:table-cell>
          <table:table-cell table:style-name="ce3" office:value-type="float" office:value="5875" calcext:value-type="float">
            <text:p>5,875</text:p>
          </table:table-cell>
          <table:table-cell table:style-name="ce4" office:value-type="string" calcext:value-type="string">
            <text:p>66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昌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59" calcext:value-type="float">
            <text:p>3,55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659" calcext:value-type="float">
            <text:p>3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9" calcext:value-type="float">
            <text:p>3,659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5348" calcext:value-type="float">
            <text:p>5,348</text:p>
          </table:table-cell>
          <table:table-cell table:style-name="ce4" office:value-type="string" calcext:value-type="string">
            <text:p>68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安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334" calcext:value-type="float">
            <text:p>2,334</text:p>
          </table:table-cell>
          <table:table-cell table:style-name="ce4" office:value-type="string" calcext:value-type="string">
            <text:p>63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28" calcext:value-type="float">
            <text:p>2,82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4433" calcext:value-type="float">
            <text:p>4,433</text:p>
          </table:table-cell>
          <table:table-cell table:style-name="ce4" office:value-type="string" calcext:value-type="string">
            <text:p>65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969" calcext:value-type="float">
            <text:p>1,969</text:p>
          </table:table-cell>
          <table:table-cell table:style-name="ce4" office:value-type="string" calcext:value-type="string">
            <text:p>65.7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壽豐鄉</text:p>
          </table:table-cell>
          <table:table-cell table:style-name="ce2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889" calcext:value-type="float">
            <text:p>4,88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461" calcext:value-type="float">
            <text:p>9,46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809" calcext:value-type="float">
            <text:p>9,8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10" calcext:value-type="float">
            <text:p>9,810</text:p>
          </table:table-cell>
          <table:table-cell table:style-name="ce3" office:value-type="float" office:value="5144" calcext:value-type="float">
            <text:p>5,144</text:p>
          </table:table-cell>
          <table:table-cell table:style-name="ce3" office:value-type="float" office:value="14954" calcext:value-type="float">
            <text:p>14,954</text:p>
          </table:table-cell>
          <table:table-cell table:style-name="ce4" office:value-type="string" calcext:value-type="string">
            <text:p>65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口村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2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樹湖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28" calcext:value-type="float">
            <text:p>328</text:p>
          </table:table-cell>
          <table:table-cell table:style-name="ce4" office:value-type="string" calcext:value-type="string">
            <text:p>65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791" calcext:value-type="float">
            <text:p>1,791</text:p>
          </table:table-cell>
          <table:table-cell table:style-name="ce4" office:value-type="string" calcext:value-type="string">
            <text:p>63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裡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6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坪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61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壽豐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546" calcext:value-type="float">
            <text:p>1,546</text:p>
          </table:table-cell>
          <table:table-cell table:style-name="ce4" office:value-type="string" calcext:value-type="string">
            <text:p>67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8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67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池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3" calcext:value-type="float">
            <text:p>2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67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65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志學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486" calcext:value-type="float">
            <text:p>2,486</text:p>
          </table:table-cell>
          <table:table-cell table:style-name="ce4" office:value-type="string" calcext:value-type="string">
            <text:p>68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米棧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57" calcext:value-type="float">
            <text:p>257</text:p>
          </table:table-cell>
          <table:table-cell table:style-name="ce4" office:value-type="string" calcext:value-type="string">
            <text:p>68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1" calcext:value-type="float">
            <text:p>33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61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鹽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73" calcext:value-type="float">
            <text:p>473</text:p>
          </table:table-cell>
          <table:table-cell table:style-name="ce4" office:value-type="string" calcext:value-type="string">
            <text:p>64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62.5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鳳林鎮</text:p>
          </table:table-cell>
          <table:table-cell table:style-name="ce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71" calcext:value-type="float">
            <text:p>5,87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077" calcext:value-type="float">
            <text:p>6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7" calcext:value-type="float">
            <text:p>6,077</text:p>
          </table:table-cell>
          <table:table-cell table:style-name="ce3" office:value-type="float" office:value="2994" calcext:value-type="float">
            <text:p>2,994</text:p>
          </table:table-cell>
          <table:table-cell table:style-name="ce3" office:value-type="float" office:value="9071" calcext:value-type="float">
            <text:p>9,071</text:p>
          </table:table-cell>
          <table:table-cell table:style-name="ce4" office:value-type="string" calcext:value-type="string">
            <text:p>66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仁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70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69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禮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75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智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2" calcext:value-type="float">
            <text:p>39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9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鳳信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64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61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63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72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62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8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橋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62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森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68.2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光復鄉</text:p>
          </table:table-cell>
          <table:table-cell table:style-name="ce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718" calcext:value-type="float">
            <text:p>3,7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082" calcext:value-type="float">
            <text:p>6,08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338" calcext:value-type="float">
            <text:p>6,3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39" calcext:value-type="float">
            <text:p>6,339</text:p>
          </table:table-cell>
          <table:table-cell table:style-name="ce3" office:value-type="float" office:value="4120" calcext:value-type="float">
            <text:p>4,120</text:p>
          </table:table-cell>
          <table:table-cell table:style-name="ce3" office:value-type="float" office:value="10459" calcext:value-type="float">
            <text:p>10,459</text:p>
          </table:table-cell>
          <table:table-cell table:style-name="ce4" office:value-type="string" calcext:value-type="string">
            <text:p>60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3" calcext:value-type="float">
            <text:p>37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63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67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平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61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馬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56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62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3" calcext:value-type="float">
            <text:p>39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59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富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58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富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6" calcext:value-type="float">
            <text:p>3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61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4" calcext:value-type="float">
            <text:p>3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56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進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1" calcext:value-type="float">
            <text:p>1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66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全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" calcext:value-type="float">
            <text:p>2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37" calcext:value-type="float">
            <text:p>737</text:p>
          </table:table-cell>
          <table:table-cell table:style-name="ce4" office:value-type="string" calcext:value-type="string">
            <text:p>58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28" calcext:value-type="float">
            <text:p>428</text:p>
          </table:table-cell>
          <table:table-cell table:style-name="ce4" office:value-type="string" calcext:value-type="string">
            <text:p>56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87" calcext:value-type="float">
            <text:p>287</text:p>
          </table:table-cell>
          <table:table-cell table:style-name="ce4" office:value-type="string" calcext:value-type="string">
            <text:p>61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豐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60.3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豐濱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3814" calcext:value-type="float">
            <text:p>3,814</text:p>
          </table:table-cell>
          <table:table-cell table:style-name="ce4" office:value-type="string" calcext:value-type="string">
            <text:p>53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靜浦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17" calcext:value-type="float">
            <text:p>617</text:p>
          </table:table-cell>
          <table:table-cell table:style-name="ce4" office:value-type="string" calcext:value-type="string">
            <text:p>51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59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濱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8" calcext:value-type="float">
            <text:p>5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513" calcext:value-type="float">
            <text:p>1,513</text:p>
          </table:table-cell>
          <table:table-cell table:style-name="ce4" office:value-type="string" calcext:value-type="string">
            <text:p>53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社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50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磯崎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78" calcext:value-type="float">
            <text:p>378</text:p>
          </table:table-cell>
          <table:table-cell table:style-name="ce4" office:value-type="string" calcext:value-type="string">
            <text:p>52.1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萬榮鄉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95" calcext:value-type="float">
            <text:p>2,89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023" calcext:value-type="float">
            <text:p>3,0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4" calcext:value-type="float">
            <text:p>3,024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4957" calcext:value-type="float">
            <text:p>4,957</text:p>
          </table:table-cell>
          <table:table-cell table:style-name="ce4" office:value-type="string" calcext:value-type="string">
            <text:p>60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林村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62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見晴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55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7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利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64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馬遠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59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56.6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瑞穗鄉</text:p>
          </table:table-cell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225" calcext:value-type="float">
            <text:p>3,2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32" calcext:value-type="float">
            <text:p>5,43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711" calcext:value-type="float">
            <text:p>5,7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12" calcext:value-type="float">
            <text:p>5,712</text:p>
          </table:table-cell>
          <table:table-cell table:style-name="ce3" office:value-type="float" office:value="3750" calcext:value-type="float">
            <text:p>3,750</text:p>
          </table:table-cell>
          <table:table-cell table:style-name="ce3" office:value-type="float" office:value="9462" calcext:value-type="float">
            <text:p>9,462</text:p>
          </table:table-cell>
          <table:table-cell table:style-name="ce4" office:value-type="string" calcext:value-type="string">
            <text:p>60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6" calcext:value-type="float">
            <text:p>5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702" calcext:value-type="float">
            <text:p>1,702</text:p>
          </table:table-cell>
          <table:table-cell table:style-name="ce4" office:value-type="string" calcext:value-type="string">
            <text:p>62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美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793" calcext:value-type="float">
            <text:p>1,793</text:p>
          </table:table-cell>
          <table:table-cell table:style-name="ce4" office:value-type="string" calcext:value-type="string">
            <text:p>64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60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祥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60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55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舞鶴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59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鶴岡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0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奇美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05" calcext:value-type="float">
            <text:p>305</text:p>
          </table:table-cell>
          <table:table-cell table:style-name="ce4" office:value-type="string" calcext:value-type="string">
            <text:p>53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60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3" calcext:value-type="float">
            <text:p>28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5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57.9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玉里鎮</text:p>
          </table:table-cell>
          <table:table-cell table:style-name="ce2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928" calcext:value-type="float">
            <text:p>5,9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479" calcext:value-type="float">
            <text:p>10,47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0927" calcext:value-type="float">
            <text:p>10,9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28" calcext:value-type="float">
            <text:p>10,928</text:p>
          </table:table-cell>
          <table:table-cell table:style-name="ce3" office:value-type="float" office:value="8154" calcext:value-type="float">
            <text:p>8,154</text:p>
          </table:table-cell>
          <table:table-cell table:style-name="ce3" office:value-type="float" office:value="19082" calcext:value-type="float">
            <text:p>19,082</text:p>
          </table:table-cell>
          <table:table-cell table:style-name="ce4" office:value-type="string" calcext:value-type="string">
            <text:p>57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城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58" calcext:value-type="float">
            <text:p>3,05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144" calcext:value-type="float">
            <text:p>3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4" calcext:value-type="float">
            <text:p>3,144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4871" calcext:value-type="float">
            <text:p>4,871</text:p>
          </table:table-cell>
          <table:table-cell table:style-name="ce4" office:value-type="string" calcext:value-type="string">
            <text:p>64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武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60" calcext:value-type="float">
            <text:p>1,060</text:p>
          </table:table-cell>
          <table:table-cell table:style-name="ce4" office:value-type="string" calcext:value-type="string">
            <text:p>66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啟模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1" calcext:value-type="float">
            <text:p>45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57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216" calcext:value-type="float">
            <text:p>1,216</text:p>
          </table:table-cell>
          <table:table-cell table:style-name="ce4" office:value-type="string" calcext:value-type="string">
            <text:p>45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50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源城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61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1" calcext:value-type="float">
            <text:p>16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52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禹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59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54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樂合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53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豐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96" calcext:value-type="float">
            <text:p>496</text:p>
          </table:table-cell>
          <table:table-cell table:style-name="ce4" office:value-type="string" calcext:value-type="string">
            <text:p>56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469" calcext:value-type="float">
            <text:p>1,469</text:p>
          </table:table-cell>
          <table:table-cell table:style-name="ce4" office:value-type="string" calcext:value-type="string">
            <text:p>53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浦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45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56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武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57.1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富里鄉</text:p>
          </table:table-cell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06" calcext:value-type="float">
            <text:p>4,50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760" calcext:value-type="float">
            <text:p>4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0" calcext:value-type="float">
            <text:p>4,760</text:p>
          </table:table-cell>
          <table:table-cell table:style-name="ce3" office:value-type="float" office:value="3735" calcext:value-type="float">
            <text:p>3,735</text:p>
          </table:table-cell>
          <table:table-cell table:style-name="ce3" office:value-type="float" office:value="8495" calcext:value-type="float">
            <text:p>8,495</text:p>
          </table:table-cell>
          <table:table-cell table:style-name="ce4" office:value-type="string" calcext:value-type="string">
            <text:p>56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吳江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49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51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寧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51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5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田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6" calcext:value-type="float">
            <text:p>35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025" calcext:value-type="float">
            <text:p>1,025</text:p>
          </table:table-cell>
          <table:table-cell table:style-name="ce4" office:value-type="string" calcext:value-type="string">
            <text:p>59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羅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15" calcext:value-type="float">
            <text:p>415</text:p>
          </table:table-cell>
          <table:table-cell table:style-name="ce4" office:value-type="string" calcext:value-type="string">
            <text:p>59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0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里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55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57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15" calcext:value-type="float">
            <text:p>415</text:p>
          </table:table-cell>
          <table:table-cell table:style-name="ce4" office:value-type="string" calcext:value-type="string">
            <text:p>5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6" calcext:value-type="float">
            <text:p>2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55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49" calcext:value-type="float">
            <text:p>449</text:p>
          </table:table-cell>
          <table:table-cell table:style-name="ce4" office:value-type="string" calcext:value-type="string">
            <text:p>52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學田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62.6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卓溪鄉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67" calcext:value-type="float">
            <text:p>2,66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4725" calcext:value-type="float">
            <text:p>4,725</text:p>
          </table:table-cell>
          <table:table-cell table:style-name="ce4" office:value-type="string" calcext:value-type="string">
            <text:p>58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山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10" calcext:value-type="float">
            <text:p>510</text:p>
          </table:table-cell>
          <table:table-cell table:style-name="ce4" office:value-type="string" calcext:value-type="string">
            <text:p>57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立山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58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64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卓溪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59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卓清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53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風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1.14</text:p>
          </table:table-cell>
          <table:table-cell table:number-columns-repeated="998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花蓮縣" style:display-name="PageStyle_花蓮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4</meta:creation-date>
    <meta:initial-creator>Apache POI</meta:initial-creator>
    <meta:generator>LibreOffice/6.0.7.3$Linux_X86_64 LibreOffice_project/00m0$Build-3</meta:generator>
    <meta:document-statistic meta:table-count="1" meta:cell-count="4803" meta:object-count="0"/>
  </office:meta>
</office:document-meta>
</file>